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1" style:family="table">
      <style:table-properties style:width="17.092cm" fo:margin-left="0cm" table:align="left"/>
    </style:style>
    <style:style style:name="Tableau21.A" style:family="table-column">
      <style:table-column-properties style:column-width="8.5cm"/>
    </style:style>
    <style:style style:name="Tableau21.B" style:family="table-column">
      <style:table-column-properties style:column-width="8.592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B" style:family="table-column">
      <style:table-column-properties style:column-width="8.5cm" style:rel-column-width="32768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5cm" style:rel-column-width="32767*"/>
    </style:style>
    <style:style style:name="Tableau25.B" style:family="table-column">
      <style:table-column-properties style:column-width="8.5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5cm" style:rel-column-width="32767*"/>
    </style:style>
    <style:style style:name="Tableau26.B" style:family="table-column">
      <style:table-column-properties style:column-width="8.5cm" style:rel-column-width="32768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5cm" style:rel-column-width="32767*"/>
    </style:style>
    <style:style style:name="Tableau28.B" style:family="table-column">
      <style:table-column-properties style:column-width="8.5cm" style:rel-column-width="32768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B" style:family="table-column">
      <style:table-column-properties style:column-width="8.5cm" style:rel-column-width="32768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5cm" style:rel-column-width="32767*"/>
    </style:style>
    <style:style style:name="Tableau30.B" style:family="table-column">
      <style:table-column-properties style:column-width="8.5cm" style:rel-column-width="32768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4464" officeooo:paragraph-rsid="0038b23d"/>
    </style:style>
    <style:style style:name="P2" style:family="paragraph" style:parent-style-name="Standard">
      <style:text-properties officeooo:rsid="00054464" officeooo:paragraph-rsid="0039e214"/>
    </style:style>
    <style:style style:name="P3" style:family="paragraph" style:parent-style-name="Standard">
      <style:text-properties officeooo:rsid="000893a5" officeooo:paragraph-rsid="00283dc8"/>
    </style:style>
    <style:style style:name="P4" style:family="paragraph" style:parent-style-name="Standard">
      <style:text-properties officeooo:rsid="000893a5" officeooo:paragraph-rsid="00285ac1"/>
    </style:style>
    <style:style style:name="P5" style:family="paragraph" style:parent-style-name="Standard">
      <style:text-properties officeooo:rsid="000893a5" officeooo:paragraph-rsid="002a2305"/>
    </style:style>
    <style:style style:name="P6" style:family="paragraph" style:parent-style-name="Standard">
      <style:text-properties officeooo:rsid="000893a5" officeooo:paragraph-rsid="002a7cad"/>
    </style:style>
    <style:style style:name="P7" style:family="paragraph" style:parent-style-name="Standard">
      <style:text-properties officeooo:rsid="000893a5" officeooo:paragraph-rsid="002bca68"/>
    </style:style>
    <style:style style:name="P8" style:family="paragraph" style:parent-style-name="Standard">
      <style:text-properties officeooo:rsid="000893a5" officeooo:paragraph-rsid="0030a359"/>
    </style:style>
    <style:style style:name="P9" style:family="paragraph" style:parent-style-name="Standard">
      <style:text-properties officeooo:rsid="000893a5" officeooo:paragraph-rsid="003202dd"/>
    </style:style>
    <style:style style:name="P10" style:family="paragraph" style:parent-style-name="Standard">
      <style:text-properties officeooo:rsid="000893a5" officeooo:paragraph-rsid="00330d34"/>
    </style:style>
    <style:style style:name="P11" style:family="paragraph" style:parent-style-name="Standard">
      <style:text-properties officeooo:rsid="000893a5" officeooo:paragraph-rsid="0033f34e"/>
    </style:style>
    <style:style style:name="P12" style:family="paragraph" style:parent-style-name="Standard">
      <style:text-properties officeooo:rsid="000893a5" officeooo:paragraph-rsid="0036bc91"/>
    </style:style>
    <style:style style:name="P13" style:family="paragraph" style:parent-style-name="Standard">
      <style:text-properties officeooo:rsid="000893a5" officeooo:paragraph-rsid="0038b23d"/>
    </style:style>
    <style:style style:name="P14" style:family="paragraph" style:parent-style-name="Standard">
      <style:text-properties officeooo:rsid="000893a5" officeooo:paragraph-rsid="0039e214"/>
    </style:style>
    <style:style style:name="P15" style:family="paragraph" style:parent-style-name="Standard">
      <style:text-properties officeooo:rsid="000893a5" officeooo:paragraph-rsid="003b8a00"/>
    </style:style>
    <style:style style:name="P16" style:family="paragraph" style:parent-style-name="Standard">
      <style:text-properties style:text-underline-style="solid" style:text-underline-width="auto" style:text-underline-color="font-color" officeooo:rsid="00067c5c" officeooo:paragraph-rsid="003d90a9"/>
    </style:style>
    <style:style style:name="P17" style:family="paragraph" style:parent-style-name="Standard">
      <style:text-properties officeooo:rsid="002a2305" officeooo:paragraph-rsid="002a2305"/>
    </style:style>
    <style:style style:name="P18" style:family="paragraph" style:parent-style-name="Standard">
      <style:text-properties officeooo:rsid="002a2305" officeooo:paragraph-rsid="002a7cad"/>
    </style:style>
    <style:style style:name="P19" style:family="paragraph" style:parent-style-name="Standard">
      <style:text-properties officeooo:rsid="002d4fef" officeooo:paragraph-rsid="002d4fef"/>
    </style:style>
    <style:style style:name="P20" style:family="paragraph" style:parent-style-name="Standard">
      <style:text-properties officeooo:rsid="002d4fef" officeooo:paragraph-rsid="0033f34e"/>
    </style:style>
    <style:style style:name="P21" style:family="paragraph" style:parent-style-name="Standard">
      <style:text-properties officeooo:rsid="002d4fef" officeooo:paragraph-rsid="0038b23d"/>
    </style:style>
    <style:style style:name="P22" style:family="paragraph" style:parent-style-name="Standard">
      <style:text-properties officeooo:rsid="002d4fef" officeooo:paragraph-rsid="0039e214"/>
    </style:style>
    <style:style style:name="P23" style:family="paragraph" style:parent-style-name="Standard">
      <style:text-properties officeooo:rsid="0030a359" officeooo:paragraph-rsid="003202dd"/>
    </style:style>
    <style:style style:name="P24" style:family="paragraph" style:parent-style-name="Standard">
      <style:text-properties officeooo:rsid="003280dc" officeooo:paragraph-rsid="003280dc"/>
    </style:style>
    <style:style style:name="P25" style:family="paragraph" style:parent-style-name="Standard">
      <style:text-properties officeooo:rsid="003280dc" officeooo:paragraph-rsid="00330d34"/>
    </style:style>
    <style:style style:name="P26" style:family="paragraph" style:parent-style-name="Standard">
      <style:text-properties officeooo:rsid="003280dc" officeooo:paragraph-rsid="0033f34e"/>
    </style:style>
    <style:style style:name="P27" style:family="paragraph" style:parent-style-name="Standard">
      <style:text-properties officeooo:rsid="003280dc" officeooo:paragraph-rsid="0039e214"/>
    </style:style>
    <style:style style:name="P28" style:family="paragraph" style:parent-style-name="Standard">
      <style:text-properties officeooo:rsid="003280dc" officeooo:paragraph-rsid="003b8a00"/>
    </style:style>
    <style:style style:name="P29" style:family="paragraph" style:parent-style-name="Standard">
      <style:text-properties officeooo:rsid="0036bc91" officeooo:paragraph-rsid="0038b23d"/>
    </style:style>
    <style:style style:name="P30" style:family="paragraph" style:parent-style-name="Standard">
      <style:text-properties officeooo:rsid="0038b23d" officeooo:paragraph-rsid="0038b23d"/>
    </style:style>
    <style:style style:name="P31" style:family="paragraph" style:parent-style-name="Standard">
      <style:text-properties officeooo:rsid="003a4269" officeooo:paragraph-rsid="003a4269"/>
    </style:style>
    <style:style style:name="P32" style:family="paragraph" style:parent-style-name="Text_20_body">
      <style:text-properties officeooo:rsid="00054464" officeooo:paragraph-rsid="00054464"/>
    </style:style>
    <style:style style:name="P33" style:family="paragraph" style:parent-style-name="Text_20_body">
      <style:text-properties officeooo:rsid="00054464" officeooo:paragraph-rsid="002bca68"/>
    </style:style>
    <style:style style:name="P34" style:family="paragraph" style:parent-style-name="Text_20_body">
      <style:text-properties officeooo:rsid="00054464" officeooo:paragraph-rsid="002d4fef"/>
    </style:style>
    <style:style style:name="P35" style:family="paragraph" style:parent-style-name="Text_20_body">
      <style:text-properties officeooo:rsid="00054464" officeooo:paragraph-rsid="002ef601"/>
    </style:style>
    <style:style style:name="P36" style:family="paragraph" style:parent-style-name="Text_20_body">
      <style:text-properties officeooo:rsid="00054464" officeooo:paragraph-rsid="0030a359"/>
    </style:style>
    <style:style style:name="P37" style:family="paragraph" style:parent-style-name="Text_20_body">
      <style:text-properties officeooo:rsid="00054464" officeooo:paragraph-rsid="003280dc"/>
    </style:style>
    <style:style style:name="P38" style:family="paragraph" style:parent-style-name="Text_20_body">
      <style:text-properties officeooo:rsid="00054464" officeooo:paragraph-rsid="00330d34"/>
    </style:style>
    <style:style style:name="P39" style:family="paragraph" style:parent-style-name="Text_20_body">
      <style:text-properties officeooo:rsid="00054464" officeooo:paragraph-rsid="0033f34e"/>
    </style:style>
    <style:style style:name="P40" style:family="paragraph" style:parent-style-name="Text_20_body">
      <style:text-properties officeooo:rsid="00054464" officeooo:paragraph-rsid="0036bc91"/>
    </style:style>
    <style:style style:name="P41" style:family="paragraph" style:parent-style-name="Text_20_body">
      <style:text-properties officeooo:rsid="00054464" officeooo:paragraph-rsid="0038b23d"/>
    </style:style>
    <style:style style:name="P42" style:family="paragraph" style:parent-style-name="Text_20_body">
      <style:text-properties officeooo:rsid="00054464" officeooo:paragraph-rsid="0039e214"/>
    </style:style>
    <style:style style:name="P43" style:family="paragraph" style:parent-style-name="Text_20_body">
      <style:text-properties officeooo:rsid="00054464" officeooo:paragraph-rsid="003b8a00"/>
    </style:style>
    <style:style style:name="P44" style:family="paragraph" style:parent-style-name="Text_20_body">
      <style:text-properties officeooo:rsid="00054464" officeooo:paragraph-rsid="003d90a9"/>
    </style:style>
    <style:style style:name="P45" style:family="paragraph" style:parent-style-name="Text_20_body">
      <style:text-properties officeooo:rsid="00055f48" officeooo:paragraph-rsid="00055f48"/>
    </style:style>
    <style:style style:name="P46" style:family="paragraph" style:parent-style-name="Text_20_body">
      <style:text-properties officeooo:rsid="00055f48" officeooo:paragraph-rsid="003d90a9"/>
    </style:style>
    <style:style style:name="P47" style:family="paragraph" style:parent-style-name="Text_20_body">
      <style:text-properties officeooo:rsid="00067c5c" officeooo:paragraph-rsid="000a878e"/>
    </style:style>
    <style:style style:name="P48" style:family="paragraph" style:parent-style-name="Text_20_body">
      <style:text-properties officeooo:rsid="00067c5c" officeooo:paragraph-rsid="0038b23d"/>
    </style:style>
    <style:style style:name="P49" style:family="paragraph" style:parent-style-name="Text_20_body">
      <style:text-properties officeooo:rsid="00079cc1" officeooo:paragraph-rsid="00079cc1"/>
    </style:style>
    <style:style style:name="P50" style:family="paragraph" style:parent-style-name="Text_20_body">
      <style:text-properties officeooo:rsid="00079cc1" officeooo:paragraph-rsid="00388939"/>
    </style:style>
    <style:style style:name="P51" style:family="paragraph" style:parent-style-name="Text_20_body">
      <style:text-properties officeooo:rsid="00079cc1" officeooo:paragraph-rsid="0038b23d"/>
    </style:style>
    <style:style style:name="P52" style:family="paragraph" style:parent-style-name="Text_20_body">
      <style:text-properties officeooo:rsid="00079cc1" officeooo:paragraph-rsid="003b8a00"/>
    </style:style>
    <style:style style:name="P53" style:family="paragraph" style:parent-style-name="Text_20_body">
      <style:text-properties officeooo:rsid="00079cc1" officeooo:paragraph-rsid="003d90a9"/>
    </style:style>
    <style:style style:name="P54" style:family="paragraph" style:parent-style-name="Text_20_body">
      <style:text-properties officeooo:rsid="00087800" officeooo:paragraph-rsid="00087800"/>
    </style:style>
    <style:style style:name="P55" style:family="paragraph" style:parent-style-name="Text_20_body">
      <style:text-properties officeooo:rsid="00087800" officeooo:paragraph-rsid="0038b23d"/>
    </style:style>
    <style:style style:name="P56" style:family="paragraph" style:parent-style-name="Text_20_body">
      <style:text-properties officeooo:rsid="00087800" officeooo:paragraph-rsid="003b8a00"/>
    </style:style>
    <style:style style:name="P57" style:family="paragraph" style:parent-style-name="Text_20_body">
      <style:text-properties officeooo:rsid="00087800" officeooo:paragraph-rsid="003d90a9"/>
    </style:style>
    <style:style style:name="P58" style:family="paragraph" style:parent-style-name="Text_20_body">
      <style:text-properties officeooo:rsid="000893a5" officeooo:paragraph-rsid="00079cc1"/>
    </style:style>
    <style:style style:name="P59" style:family="paragraph" style:parent-style-name="Text_20_body">
      <style:text-properties officeooo:rsid="000893a5" officeooo:paragraph-rsid="000cc945"/>
    </style:style>
    <style:style style:name="P60" style:family="paragraph" style:parent-style-name="Text_20_body">
      <style:text-properties officeooo:rsid="000893a5" officeooo:paragraph-rsid="000ccd18"/>
    </style:style>
    <style:style style:name="P61" style:family="paragraph" style:parent-style-name="Text_20_body">
      <style:text-properties officeooo:rsid="000893a5" officeooo:paragraph-rsid="00283dc8"/>
    </style:style>
    <style:style style:name="P62" style:family="paragraph" style:parent-style-name="Text_20_body">
      <style:text-properties officeooo:rsid="000893a5" officeooo:paragraph-rsid="00285ac1"/>
    </style:style>
    <style:style style:name="P63" style:family="paragraph" style:parent-style-name="Text_20_body">
      <style:text-properties officeooo:rsid="000893a5" officeooo:paragraph-rsid="002d4fef"/>
    </style:style>
    <style:style style:name="P64" style:family="paragraph" style:parent-style-name="Text_20_body">
      <style:text-properties officeooo:rsid="000893a5" officeooo:paragraph-rsid="0030a359"/>
    </style:style>
    <style:style style:name="P65" style:family="paragraph" style:parent-style-name="Text_20_body">
      <style:text-properties officeooo:rsid="000893a5" officeooo:paragraph-rsid="003280dc"/>
    </style:style>
    <style:style style:name="P66" style:family="paragraph" style:parent-style-name="Text_20_body">
      <style:text-properties style:text-underline-style="solid" style:text-underline-width="auto" style:text-underline-color="font-color" officeooo:rsid="00067c5c" officeooo:paragraph-rsid="00079cc1"/>
    </style:style>
    <style:style style:name="P67" style:family="paragraph" style:parent-style-name="Text_20_body">
      <style:text-properties style:text-underline-style="solid" style:text-underline-width="auto" style:text-underline-color="font-color" officeooo:rsid="00067c5c" officeooo:paragraph-rsid="00067c5c"/>
    </style:style>
    <style:style style:name="P68" style:family="paragraph" style:parent-style-name="Text_20_body">
      <style:text-properties style:text-underline-style="solid" style:text-underline-width="auto" style:text-underline-color="font-color" officeooo:rsid="00067c5c" officeooo:paragraph-rsid="0024cc55"/>
    </style:style>
    <style:style style:name="P69" style:family="paragraph" style:parent-style-name="Text_20_body">
      <style:text-properties style:text-underline-style="solid" style:text-underline-width="auto" style:text-underline-color="font-color" officeooo:rsid="00067c5c" officeooo:paragraph-rsid="002506a6"/>
    </style:style>
    <style:style style:name="P70" style:family="paragraph" style:parent-style-name="Text_20_body">
      <style:text-properties style:text-underline-style="solid" style:text-underline-width="auto" style:text-underline-color="font-color" officeooo:rsid="00067c5c" officeooo:paragraph-rsid="0025a913"/>
    </style:style>
    <style:style style:name="P71" style:family="paragraph" style:parent-style-name="Text_20_body">
      <style:text-properties style:text-underline-style="solid" style:text-underline-width="auto" style:text-underline-color="font-color" officeooo:rsid="00067c5c" officeooo:paragraph-rsid="0036bc91"/>
    </style:style>
    <style:style style:name="P72" style:family="paragraph" style:parent-style-name="Text_20_body">
      <style:text-properties style:text-underline-style="solid" style:text-underline-width="auto" style:text-underline-color="font-color" officeooo:rsid="00067c5c" officeooo:paragraph-rsid="0038b23d"/>
    </style:style>
    <style:style style:name="P73" style:family="paragraph" style:parent-style-name="Text_20_body">
      <style:text-properties style:text-underline-style="solid" style:text-underline-width="auto" style:text-underline-color="font-color" officeooo:rsid="00067c5c" officeooo:paragraph-rsid="0039e214"/>
    </style:style>
    <style:style style:name="P74" style:family="paragraph" style:parent-style-name="Text_20_body">
      <style:text-properties style:text-underline-style="solid" style:text-underline-width="auto" style:text-underline-color="font-color" officeooo:rsid="00067c5c" officeooo:paragraph-rsid="003d90a9"/>
    </style:style>
    <style:style style:name="P75" style:family="paragraph" style:parent-style-name="Title">
      <style:text-properties officeooo:paragraph-rsid="00054464"/>
    </style:style>
    <style:style style:name="P76" style:family="paragraph" style:parent-style-name="Table_20_Contents">
      <style:text-properties officeooo:rsid="003d90a9" officeooo:paragraph-rsid="003d90a9"/>
    </style:style>
    <style:style style:name="P77" style:family="paragraph" style:parent-style-name="Standard">
      <style:text-properties officeooo:rsid="00055f48" officeooo:paragraph-rsid="002bca68"/>
    </style:style>
    <style:style style:name="P78" style:family="paragraph" style:parent-style-name="Standard">
      <style:text-properties officeooo:rsid="00055f48" officeooo:paragraph-rsid="002d4fef"/>
    </style:style>
    <style:style style:name="P79" style:family="paragraph" style:parent-style-name="Standard">
      <style:text-properties style:text-underline-style="none" officeooo:rsid="002d4fef" officeooo:paragraph-rsid="002d4fef"/>
    </style:style>
    <style:style style:name="P80" style:family="paragraph" style:parent-style-name="Standard">
      <style:text-properties style:text-underline-style="none" officeooo:rsid="002d4fef" officeooo:paragraph-rsid="0030a359"/>
    </style:style>
    <style:style style:name="P81" style:family="paragraph" style:parent-style-name="Standard">
      <style:text-properties style:text-underline-style="none" officeooo:rsid="002d4fef" officeooo:paragraph-rsid="003202dd"/>
    </style:style>
    <style:style style:name="P82" style:family="paragraph" style:parent-style-name="Standard">
      <style:text-properties style:text-underline-style="none" officeooo:rsid="002d4fef" officeooo:paragraph-rsid="0033f34e"/>
    </style:style>
    <style:style style:name="P83" style:family="paragraph" style:parent-style-name="Standard">
      <style:text-properties style:text-underline-style="none" officeooo:rsid="002d4fef" officeooo:paragraph-rsid="0036bc91"/>
    </style:style>
    <style:style style:name="P84" style:family="paragraph" style:parent-style-name="Standard">
      <style:text-properties style:text-underline-style="none" officeooo:rsid="002d4fef" officeooo:paragraph-rsid="0038b23d"/>
    </style:style>
    <style:style style:name="P85" style:family="paragraph" style:parent-style-name="Standard">
      <style:text-properties style:text-underline-style="none" officeooo:rsid="003280dc" officeooo:paragraph-rsid="003280dc"/>
    </style:style>
    <style:style style:name="P86" style:family="paragraph" style:parent-style-name="Standard">
      <style:text-properties style:text-underline-style="none" officeooo:rsid="003280dc" officeooo:paragraph-rsid="00330d34"/>
    </style:style>
    <style:style style:name="P87" style:family="paragraph" style:parent-style-name="Standard">
      <style:text-properties style:text-underline-style="none" officeooo:rsid="003280dc" officeooo:paragraph-rsid="0033f34e"/>
    </style:style>
    <style:style style:name="P88" style:family="paragraph" style:parent-style-name="Standard">
      <style:text-properties style:text-underline-style="none" officeooo:rsid="003280dc" officeooo:paragraph-rsid="0036bc91"/>
    </style:style>
    <style:style style:name="P89" style:family="paragraph" style:parent-style-name="Standard">
      <style:text-properties style:text-underline-style="none" officeooo:rsid="003280dc" officeooo:paragraph-rsid="0038b23d"/>
    </style:style>
    <style:style style:name="P90" style:family="paragraph" style:parent-style-name="Standard">
      <style:text-properties style:text-underline-style="none" officeooo:rsid="0033f34e" officeooo:paragraph-rsid="0033f34e"/>
    </style:style>
    <style:style style:name="P91" style:family="paragraph" style:parent-style-name="Standard">
      <style:text-properties style:text-underline-style="none" officeooo:rsid="0033f34e" officeooo:paragraph-rsid="0039e214"/>
    </style:style>
    <style:style style:name="P92" style:family="paragraph" style:parent-style-name="Standard">
      <style:text-properties style:text-underline-style="none" officeooo:rsid="0033f34e" officeooo:paragraph-rsid="003b8a00"/>
    </style:style>
    <style:style style:name="P93" style:family="paragraph" style:parent-style-name="Standard">
      <style:text-properties style:text-underline-style="none" officeooo:rsid="0036bc91" officeooo:paragraph-rsid="0036bc91"/>
    </style:style>
    <style:style style:name="P94" style:family="paragraph" style:parent-style-name="Standard">
      <style:text-properties style:text-underline-style="none" officeooo:rsid="0036bc91" officeooo:paragraph-rsid="0038b23d"/>
    </style:style>
    <style:style style:name="P95" style:family="paragraph" style:parent-style-name="Text_20_body">
      <style:text-properties officeooo:rsid="00079cc1" officeooo:paragraph-rsid="00283dc8"/>
    </style:style>
    <style:style style:name="P96" style:family="paragraph" style:parent-style-name="Text_20_body">
      <style:text-properties officeooo:rsid="00079cc1" officeooo:paragraph-rsid="00285ac1"/>
    </style:style>
    <style:style style:name="P97" style:family="paragraph" style:parent-style-name="Text_20_body">
      <style:text-properties officeooo:rsid="00079cc1" officeooo:paragraph-rsid="002a2305"/>
    </style:style>
    <style:style style:name="P98" style:family="paragraph" style:parent-style-name="Text_20_body">
      <style:text-properties officeooo:rsid="00079cc1" officeooo:paragraph-rsid="002a7cad"/>
    </style:style>
    <style:style style:name="P99" style:family="paragraph" style:parent-style-name="Text_20_body">
      <style:text-properties officeooo:rsid="00079cc1" officeooo:paragraph-rsid="003280dc"/>
    </style:style>
    <style:style style:name="P100" style:family="paragraph" style:parent-style-name="Text_20_body">
      <style:text-properties officeooo:rsid="00079cc1" officeooo:paragraph-rsid="00330d34"/>
    </style:style>
    <style:style style:name="P101" style:family="paragraph" style:parent-style-name="Text_20_body">
      <style:text-properties officeooo:rsid="00079cc1" officeooo:paragraph-rsid="0033f34e"/>
    </style:style>
    <style:style style:name="P102" style:family="paragraph" style:parent-style-name="Text_20_body">
      <style:text-properties officeooo:rsid="00079cc1" officeooo:paragraph-rsid="0036bc91"/>
    </style:style>
    <style:style style:name="P103" style:family="paragraph" style:parent-style-name="Text_20_body">
      <style:text-properties officeooo:rsid="00079cc1" officeooo:paragraph-rsid="0038b23d"/>
    </style:style>
    <style:style style:name="P104" style:family="paragraph" style:parent-style-name="Text_20_body">
      <style:text-properties officeooo:rsid="00079cc1" officeooo:paragraph-rsid="0039e214"/>
    </style:style>
    <style:style style:name="P105" style:family="paragraph" style:parent-style-name="Text_20_body">
      <style:text-properties officeooo:rsid="00079cc1" officeooo:paragraph-rsid="003b8a00"/>
    </style:style>
    <style:style style:name="P106" style:family="paragraph" style:parent-style-name="Text_20_body">
      <style:text-properties officeooo:rsid="000cc945" officeooo:paragraph-rsid="00283dc8"/>
    </style:style>
    <style:style style:name="P107" style:family="paragraph" style:parent-style-name="Text_20_body">
      <style:text-properties officeooo:rsid="000cc945" officeooo:paragraph-rsid="00285ac1"/>
    </style:style>
    <style:style style:name="P108" style:family="paragraph" style:parent-style-name="Text_20_body">
      <style:text-properties style:text-underline-style="solid" style:text-underline-width="auto" style:text-underline-color="font-color" officeooo:rsid="000a878e" officeooo:paragraph-rsid="00283dc8"/>
    </style:style>
    <style:style style:name="P109" style:family="paragraph" style:parent-style-name="Text_20_body">
      <style:text-properties style:text-underline-style="solid" style:text-underline-width="auto" style:text-underline-color="font-color" officeooo:rsid="000a878e" officeooo:paragraph-rsid="00285ac1"/>
    </style:style>
    <style:style style:name="P110" style:family="paragraph" style:parent-style-name="Text_20_body">
      <style:text-properties style:text-underline-style="solid" style:text-underline-width="auto" style:text-underline-color="font-color" officeooo:rsid="000a878e" officeooo:paragraph-rsid="000ccd18"/>
    </style:style>
    <style:style style:name="P111" style:family="paragraph" style:parent-style-name="Text_20_body">
      <style:text-properties style:text-underline-style="solid" style:text-underline-width="auto" style:text-underline-color="font-color" officeooo:rsid="000a878e" officeooo:paragraph-rsid="002a2305"/>
    </style:style>
    <style:style style:name="P112" style:family="paragraph" style:parent-style-name="Text_20_body">
      <style:text-properties style:text-underline-style="solid" style:text-underline-width="auto" style:text-underline-color="font-color" officeooo:rsid="000a878e" officeooo:paragraph-rsid="002a7cad"/>
    </style:style>
    <style:style style:name="P113" style:family="paragraph" style:parent-style-name="Text_20_body">
      <style:text-properties style:text-underline-style="solid" style:text-underline-width="auto" style:text-underline-color="font-color" officeooo:rsid="000a878e" officeooo:paragraph-rsid="000e1e93"/>
    </style:style>
    <style:style style:name="P114" style:family="paragraph" style:parent-style-name="Text_20_body">
      <style:text-properties style:text-underline-style="solid" style:text-underline-width="auto" style:text-underline-color="font-color" officeooo:rsid="000a878e" officeooo:paragraph-rsid="0030a359"/>
    </style:style>
    <style:style style:name="P115" style:family="paragraph" style:parent-style-name="Text_20_body">
      <style:text-properties style:text-underline-style="solid" style:text-underline-width="auto" style:text-underline-color="font-color" officeooo:rsid="000a878e" officeooo:paragraph-rsid="003202dd"/>
    </style:style>
    <style:style style:name="P116" style:family="paragraph" style:parent-style-name="Text_20_body">
      <style:text-properties style:text-underline-style="solid" style:text-underline-width="auto" style:text-underline-color="font-color" officeooo:rsid="000a878e" officeooo:paragraph-rsid="0033f34e"/>
    </style:style>
    <style:style style:name="P117" style:family="paragraph" style:parent-style-name="Text_20_body">
      <style:text-properties style:text-underline-style="solid" style:text-underline-width="auto" style:text-underline-color="font-color" officeooo:rsid="000a878e" officeooo:paragraph-rsid="0036bc91"/>
    </style:style>
    <style:style style:name="P118" style:family="paragraph" style:parent-style-name="Text_20_body">
      <style:text-properties style:text-underline-style="solid" style:text-underline-width="auto" style:text-underline-color="font-color" officeooo:rsid="000893a5" officeooo:paragraph-rsid="0039e214"/>
    </style:style>
    <style:style style:name="P119" style:family="paragraph" style:parent-style-name="Text_20_body">
      <style:text-properties style:text-underline-style="solid" style:text-underline-width="auto" style:text-underline-color="font-color" officeooo:rsid="000893a5" officeooo:paragraph-rsid="0038b23d"/>
    </style:style>
    <style:style style:name="P120" style:family="paragraph" style:parent-style-name="Text_20_body">
      <style:text-properties style:text-underline-style="solid" style:text-underline-width="auto" style:text-underline-color="font-color" officeooo:rsid="000893a5" officeooo:paragraph-rsid="003b8a00"/>
    </style:style>
    <style:style style:name="P121" style:family="paragraph" style:parent-style-name="Text_20_body">
      <style:text-properties style:text-underline-style="none" officeooo:rsid="000e1e93" officeooo:paragraph-rsid="002bca68"/>
    </style:style>
    <style:style style:name="T1" style:family="text">
      <style:text-properties officeooo:rsid="00055f48"/>
    </style:style>
    <style:style style:name="T2" style:family="text">
      <style:text-properties officeooo:rsid="000a878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878e"/>
    </style:style>
    <style:style style:name="T5" style:family="text">
      <style:text-properties style:text-underline-style="solid" style:text-underline-width="auto" style:text-underline-color="font-color" officeooo:rsid="000f8307"/>
    </style:style>
    <style:style style:name="T6" style:family="text">
      <style:text-properties style:text-underline-style="solid" style:text-underline-width="auto" style:text-underline-color="font-color" officeooo:rsid="001090a6"/>
    </style:style>
    <style:style style:name="T7" style:family="text">
      <style:text-properties style:text-underline-style="solid" style:text-underline-width="auto" style:text-underline-color="font-color" officeooo:rsid="0012553d"/>
    </style:style>
    <style:style style:name="T8" style:family="text">
      <style:text-properties style:text-underline-style="solid" style:text-underline-width="auto" style:text-underline-color="font-color" officeooo:rsid="00126c84"/>
    </style:style>
    <style:style style:name="T9" style:family="text">
      <style:text-properties style:text-underline-style="solid" style:text-underline-width="auto" style:text-underline-color="font-color" officeooo:rsid="0014f673"/>
    </style:style>
    <style:style style:name="T10" style:family="text">
      <style:text-properties style:text-underline-style="solid" style:text-underline-width="auto" style:text-underline-color="font-color" officeooo:rsid="00168d47"/>
    </style:style>
    <style:style style:name="T11" style:family="text">
      <style:text-properties style:text-underline-style="solid" style:text-underline-width="auto" style:text-underline-color="font-color" officeooo:rsid="0018eda8"/>
    </style:style>
    <style:style style:name="T12" style:family="text">
      <style:text-properties style:text-underline-style="solid" style:text-underline-width="auto" style:text-underline-color="font-color" officeooo:rsid="001a38db"/>
    </style:style>
    <style:style style:name="T13" style:family="text">
      <style:text-properties style:text-underline-style="solid" style:text-underline-width="auto" style:text-underline-color="font-color" officeooo:rsid="001b8e4f"/>
    </style:style>
    <style:style style:name="T14" style:family="text">
      <style:text-properties style:text-underline-style="solid" style:text-underline-width="auto" style:text-underline-color="font-color" officeooo:rsid="001c8692"/>
    </style:style>
    <style:style style:name="T15" style:family="text">
      <style:text-properties style:text-underline-style="solid" style:text-underline-width="auto" style:text-underline-color="font-color" officeooo:rsid="0024cc55"/>
    </style:style>
    <style:style style:name="T16" style:family="text">
      <style:text-properties style:text-underline-style="solid" style:text-underline-width="auto" style:text-underline-color="font-color" officeooo:rsid="0023d474"/>
    </style:style>
    <style:style style:name="T17" style:family="text">
      <style:text-properties officeooo:rsid="000cc94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e1e93"/>
    </style:style>
    <style:style style:name="T20" style:family="text">
      <style:text-properties style:text-underline-style="none" officeooo:rsid="003202dd"/>
    </style:style>
    <style:style style:name="T21" style:family="text">
      <style:text-properties style:text-underline-style="none" officeooo:rsid="00330d34"/>
    </style:style>
    <style:style style:name="T22" style:family="text">
      <style:text-properties style:text-underline-style="none" officeooo:rsid="0033f34e"/>
    </style:style>
    <style:style style:name="T23" style:family="text">
      <style:text-properties style:text-underline-style="none" officeooo:rsid="0038b23d"/>
    </style:style>
    <style:style style:name="T24" style:family="text">
      <style:text-properties style:text-underline-style="none" officeooo:rsid="003a4269"/>
    </style:style>
    <style:style style:name="T25" style:family="text">
      <style:text-properties style:text-underline-style="none" officeooo:rsid="003cd906"/>
    </style:style>
    <style:style style:name="T26" style:family="text">
      <style:text-properties officeooo:rsid="000f8307"/>
    </style:style>
    <style:style style:name="T27" style:family="text">
      <style:text-properties officeooo:rsid="001c8692"/>
    </style:style>
    <style:style style:name="T28" style:family="text">
      <style:text-properties officeooo:rsid="001d45c3"/>
    </style:style>
    <style:style style:name="T29" style:family="text">
      <style:text-properties officeooo:rsid="001fa920"/>
    </style:style>
    <style:style style:name="T30" style:family="text">
      <style:text-properties officeooo:rsid="00211dfd"/>
    </style:style>
    <style:style style:name="T31" style:family="text">
      <style:text-properties officeooo:rsid="0021fda8"/>
    </style:style>
    <style:style style:name="T32" style:family="text">
      <style:text-properties officeooo:rsid="00230c9b"/>
    </style:style>
    <style:style style:name="T33" style:family="text">
      <style:text-properties officeooo:rsid="0023d474"/>
    </style:style>
    <style:style style:name="T34" style:family="text">
      <style:text-properties officeooo:rsid="0024cc55"/>
    </style:style>
    <style:style style:name="T35" style:family="text">
      <style:text-properties officeooo:rsid="00250a47"/>
    </style:style>
    <style:style style:name="T36" style:family="text">
      <style:text-properties officeooo:rsid="0026adc3"/>
    </style:style>
    <style:style style:name="T37" style:family="text">
      <style:text-properties officeooo:rsid="003fc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Suivie de formation simplon</text:p>
      <text:p text:style-name="Subtitle">module composant d’accés a une base de donnée</text:p>
      <text:p text:style-name="Text_20_body"/>
      <text:p text:style-name="P32">Nombre de jour<text:span text:style-name="T36">née</text:span> : 22</text:p>
      <text:p text:style-name="P32"/>
      <text:h text:style-name="Heading_20_1" text:outline-level="1">Compétences à acquerir </text:h>
      <text:p text:style-name="P32">Connaissance du langage SQL</text:p>
      <text:p text:style-name="P32">Connaissance d’un IDE</text:p>
      <text:p text:style-name="P45">Connaissance des modèles de conception relatif a l’accès aux données</text:p>
      <text:p text:style-name="P45">Connaissance concernant le concept d’intégrité de donnée et de transaction</text:p>
      <text:p text:style-name="P45">Connaissance concernant la connexion à une base de donnée avec un middleware</text:p>
      <text:p text:style-name="P49">Développer dans un langage objet</text:p>
      <text:p text:style-name="P49">Utiliser des bibliothèques existantes</text:p>
      <text:p text:style-name="P49">Programmer l’accès aux données, la modification, l’insertion et la suppression</text:p>
      <text:p text:style-name="P49">Réaliser un jeu de test unitaire</text:p>
      <text:p text:style-name="P54">Documenter les composants</text:p>
      <text:h text:style-name="Heading_20_1" text:outline-level="1">Programme</text:h>
      <text:p text:style-name="P32"/>
      <text:p text:style-name="P66">Jour 1 <text:span text:style-name="T26">- 29/01/2018</text:span>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5">Développer dans un langage objet</text:p>
            <text:p text:style-name="P35">Connaissance d’un IDE</text:p>
          </table:table-cell>
          <table:table-cell table:style-name="Tableau1.B1" office:value-type="string">
            <text:p text:style-name="P3">Les bases de PHP</text:p>
            <text:p text:style-name="P61"><text:tab/>- Syntaxe</text:p>
            <text:p text:style-name="P61"><text:tab/>- Variables</text:p>
          </table:table-cell>
        </table:table-row>
      </table:table>
      <text:p text:style-name="P58"/>
      <text:p text:style-name="P47"><text:line-break/><text:span text:style-name="T3">Jour 2  </text:span><text:span text:style-name="T5">- 08/02/2018</text:span><text:span text:style-name="T3">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5">Développer dans un langage objet</text:p>
            <text:p text:style-name="P35">Connaissance d’un IDE</text:p>
          </table:table-cell>
          <table:table-cell table:style-name="Tableau2.B1" office:value-type="string">
            <text:p text:style-name="P3">Les bases de PHP</text:p>
            <text:p text:style-name="P61"><text:tab/><text:span text:style-name="T17">- Les conditions</text:span></text:p>
          </table:table-cell>
        </table:table-row>
      </table:table>
      <text:p text:style-name="P59"/>
      <text:p text:style-name="P59"><text:soft-page-break/><text:span text:style-name="T2"><text:line-break/></text:span><text:span text:style-name="T4">Jour 3 </text:span><text:span text:style-name="T6">- 13/02/2018</text:span><text:span text:style-name="T4">: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5">Développer dans un langage objet</text:p>
            <text:p text:style-name="P35">Connaissance d’un IDE</text:p>
          </table:table-cell>
          <table:table-cell table:style-name="Tableau3.B1" office:value-type="string">
            <text:p text:style-name="P3">Les bases de PHP</text:p>
            <text:p text:style-name="P61"><text:tab/><text:span text:style-name="T17">- Les boucles</text:span></text:p>
          </table:table-cell>
        </table:table-row>
      </table:table>
      <text:p text:style-name="P59"/>
      <text:p text:style-name="P60"><text:span text:style-name="T4"><text:line-break/>Jour 4 </text:span><text:span text:style-name="T8">- </text:span><text:span text:style-name="T7">16/02/218</text:span><text:span text:style-name="T4">:</text:span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5">Développer dans un langage objet</text:p>
            <text:p text:style-name="P35">Connaissance d’un IDE</text:p>
          </table:table-cell>
          <table:table-cell table:style-name="Tableau4.B1" office:value-type="string">
            <text:p text:style-name="P3">Les bases de PHP</text:p>
            <text:p text:style-name="P106"><text:tab/>- Les fonctions</text:p>
          </table:table-cell>
        </table:table-row>
      </table:table>
      <text:p text:style-name="P108"/>
      <text:p text:style-name="P60"><text:tab/><text:tab/><text:span text:style-name="T4"><text:line-break/>Jour 5 </text:span><text:span text:style-name="T9">- </text:span><text:span text:style-name="T10">23/02/2018</text:span><text:span text:style-name="T4">:</text:span></text:p>
      <text:p text:style-name="P62"><text:tab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6">Développer dans un langage objet</text:p>
            <text:p text:style-name="P35">Connaissance d’un IDE</text:p>
          </table:table-cell>
          <table:table-cell table:style-name="Tableau5.B1" office:value-type="string">
            <text:p text:style-name="P4">Les bases de PHP</text:p>
            <text:p text:style-name="P107"><text:tab/>- Programmation objet</text:p>
          </table:table-cell>
        </table:table-row>
      </table:table>
      <text:p text:style-name="P109"/>
      <text:p text:style-name="P110"/>
      <text:p text:style-name="P110"/>
      <text:p text:style-name="P60"><text:span text:style-name="T4"><text:line-break/>Jour 6 </text:span><text:span text:style-name="T11">- 01/03/2018</text:span><text:span text:style-name="T4">:</text:span></text:p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7">Développer dans un langage objet</text:p>
            <text:p text:style-name="P35">Connaissance d’un IDE</text:p>
          </table:table-cell>
          <table:table-cell table:style-name="Tableau6.B1" office:value-type="string">
            <text:p text:style-name="P17">Travaux dirigés</text:p>
            <text:p text:style-name="P17"><text:s text:c="13"/>- Réalisation d’un mini projet</text:p>
          </table:table-cell>
        </table:table-row>
      </table:table>
      <text:p text:style-name="P111"/>
      <text:p text:style-name="P60"><text:span text:style-name="T4"><text:line-break/>Jour 7  </text:span><text:span text:style-name="T12">- 12/03/2018</text:span><text:span text:style-name="T4">:</text:span></text:p>
      <text:p text:style-name="P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8">Développer dans un langage objet</text:p>
            <text:p text:style-name="P35">Connaissance d’un IDE</text:p>
          </table:table-cell>
          <table:table-cell table:style-name="Tableau7.B1" office:value-type="string">
            <text:p text:style-name="P18">Travaux dirigés</text:p>
            <text:p text:style-name="P18"><text:s text:c="13"/>- Réalisation d’un mini projet</text:p>
          </table:table-cell>
        </table:table-row>
      </table:table>
      <text:p text:style-name="P112"/>
      <text:p text:style-name="P113"/>
      <text:p text:style-name="P113"/>
      <text:p text:style-name="P113"><text:soft-page-break/>Jour 8 :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77">Connaissance concernant la connexion à une base de donnée avec un middleware</text:p>
            <text:p text:style-name="P7"/>
            <text:p text:style-name="P33">Connaissance du langage SQL</text:p>
          </table:table-cell>
          <table:table-cell table:style-name="Tableau8.B1" office:value-type="string">
            <text:p text:style-name="P121">Utilisation de phpmyadmin</text:p>
          </table:table-cell>
        </table:table-row>
      </table:table>
      <text:p text:style-name="P63"><text:span text:style-name="T18"><text:tab/><text:tab/></text:span><text:span text:style-name="T4"><text:line-break/>Jour 9  </text:span><text:span text:style-name="T13">- 04/04/2018</text:span><text:span text:style-name="T4">: 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8">Connaissance concernant la connexion à une base de donnée avec un middleware</text:p>
            <text:p text:style-name="P34"/>
            <text:p text:style-name="P34">Connaissance du langage SQL</text:p>
          </table:table-cell>
          <table:table-cell table:style-name="Tableau9.B1" office:value-type="string">
            <text:p text:style-name="P19"><text:span text:style-name="T19">C</text:span><text:span text:style-name="T18">réation de table</text:span></text:p>
            <text:p text:style-name="P79">Modification de table</text:p>
            <text:p text:style-name="P79">Suppression de table</text:p>
          </table:table-cell>
        </table:table-row>
      </table:table>
      <text:p text:style-name="P64"><text:span text:style-name="T4"><text:line-break/>Jour 10 </text:span><text:span text:style-name="T13">- 05/04/2018</text:span><text:span text:style-name="T4">: </text:span></text:p>
      <text:p text:style-name="P8"><text:span text:style-name="T4">Jour 9  </text:span><text:span text:style-name="T13">- 04/04/2018</text:span><text:span text:style-name="T4">: 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"><text:s/><text:span text:style-name="T1">Connaissance concernant la connexion à une base de donnée avec un middleware</text:span></text:p>
            <text:p text:style-name="P36"/>
            <text:p text:style-name="P36">Connaissance du langage SQL</text:p>
            <text:p text:style-name="P36"/>
          </table:table-cell>
          <table:table-cell table:style-name="Tableau10.B1" office:value-type="string">
            <text:p text:style-name="P23"><text:span text:style-name="T18">Selection </text:span><text:span text:style-name="T20">de donnée</text:span></text:p>
            <text:p text:style-name="P23"><text:span text:style-name="T18">modificat</text:span><text:span text:style-name="T20">i</text:span><text:span text:style-name="T18">on </text:span><text:span text:style-name="T20">de donnée</text:span></text:p>
            <text:p text:style-name="P23"><text:span text:style-name="T20">S</text:span><text:span text:style-name="T18">uppression de donnée via le middlewar</text:span></text:p>
            <text:p text:style-name="P80"/>
          </table:table-cell>
        </table:table-row>
      </table:table>
      <text:p text:style-name="P64"><text:span text:style-name="T4"><text:line-break/>Jour 11 </text:span><text:span text:style-name="T14">- 09/04/2018</text:span><text:span text:style-name="T4">:</text:span></text:p>
      <text:p text:style-name="P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9">Développer dans un langage objet</text:p>
            <text:p text:style-name="P37">Connaissance d’un IDE</text:p>
            <text:p text:style-name="P8"/>
            <text:p text:style-name="P36">Connaissance du langage SQL</text:p>
          </table:table-cell>
          <table:table-cell table:style-name="Tableau11.B1" office:value-type="string">
            <text:p text:style-name="P24"><text:span text:style-name="T21">Découverte</text:span><text:span text:style-name="T18"> </text:span><text:span text:style-name="T21">de</text:span><text:span text:style-name="T18"> PDO</text:span></text:p>
            <text:p text:style-name="P85">Design pattern :</text:p>
            <text:p text:style-name="P24"><text:span text:style-name="T18"><text:s text:c="7"/></text:span><text:span text:style-name="T21">- Factory</text:span></text:p>
            <text:p text:style-name="P85"><text:s text:c="7"/>- Active record</text:p>
            <text:p text:style-name="P24"><text:span text:style-name="T18"><text:s text:c="7"/></text:span><text:span text:style-name="T21">- DAO</text:span><text:span text:style-name="T18"> </text:span></text:p>
            <text:p text:style-name="P85"/>
            <text:p text:style-name="P80"/>
          </table:table-cell>
        </table:table-row>
        <table:table-row>
          <table:table-cell table:style-name="Tableau11.A2" office:value-type="string">
            <text:p text:style-name="P65"/>
          </table:table-cell>
          <table:table-cell table:style-name="Tableau11.B2" office:value-type="string">
            <text:p text:style-name="P24"/>
          </table:table-cell>
        </table:table-row>
      </table:table>
      <text:p text:style-name="P114"/>
      <text:p text:style-name="P67">Jour 12<text:span text:style-name="T27">- 12/04/2018</text:span> :</text:p>
      <text:p text:style-name="P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00">Développer dans un langage objet</text:p>
            <text:p text:style-name="P38">Connaissance d’un IDE</text:p>
            <text:p text:style-name="P10"/>
            <text:p text:style-name="P38">Connaissance du langage SQL</text:p>
          </table:table-cell>
          <table:table-cell table:style-name="Tableau12.B1" office:value-type="string">
            <text:p text:style-name="P25"><text:span text:style-name="T21">Découverte de</text:span><text:span text:style-name="T18"> PDO</text:span></text:p>
            <text:p text:style-name="P86">Design pattern :</text:p>
            <text:p text:style-name="P25"><text:span text:style-name="T18"><text:s text:c="7"/></text:span><text:span text:style-name="T21">- Factory</text:span></text:p>
            <text:p text:style-name="P86"><text:s text:c="7"/>- Active record</text:p>
            <text:p text:style-name="P25"><text:span text:style-name="T18"><text:s text:c="7"/></text:span><text:span text:style-name="T21">- DAO</text:span><text:span text:style-name="T18"> </text:span></text:p>
            <text:p text:style-name="P81"/>
          </table:table-cell>
        </table:table-row>
      </table:table>
      <text:p text:style-name="P115"/>
      <text:p text:style-name="P67"><text:soft-page-break/>Jour 13 <text:span text:style-name="T28">- 16/04/2018</text:span>:</text:p>
      <text:p text:style-name="P11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1">Développer dans un langage objet</text:p>
            <text:p text:style-name="P39">Connaissance d’un IDE</text:p>
            <text:p text:style-name="P50">Programmer l’accès aux données, la modification, l’insertion et la suppression</text:p>
            <text:p text:style-name="P39">Connaissance du langage SQL</text:p>
          </table:table-cell>
          <table:table-cell table:style-name="Tableau13.B1" office:value-type="string">
            <text:p text:style-name="P26"><text:span text:style-name="T21">Découverte de</text:span><text:span text:style-name="T18"> PDO</text:span></text:p>
            <text:p text:style-name="P87">Design pattern :</text:p>
            <text:p text:style-name="P26"><text:span text:style-name="T18"><text:s text:c="7"/></text:span><text:span text:style-name="T21">- Factory</text:span></text:p>
            <text:p text:style-name="P87"><text:s text:c="7"/>- Active record</text:p>
            <text:p text:style-name="P26"><text:span text:style-name="T18"><text:s text:c="7"/></text:span><text:span text:style-name="T21">- DAO</text:span><text:span text:style-name="T18"> </text:span></text:p>
            <text:p text:style-name="P82"/>
          </table:table-cell>
        </table:table-row>
      </table:table>
      <text:p text:style-name="P116"/>
      <text:p text:style-name="P67">Jour 14 <text:span text:style-name="T28">- 06/04/2018</text:span>:</text:p>
      <text:p text:style-name="P11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01">Développer dans un langage objet</text:p>
            <text:p text:style-name="P39">Connaissance d’un IDE</text:p>
            <text:p text:style-name="P50">Programmer l’accès aux données, la modification, l’insertion et la suppression</text:p>
            <text:p text:style-name="P39">Connaissance du langage SQL</text:p>
          </table:table-cell>
          <table:table-cell table:style-name="Tableau14.B1" office:value-type="string">
            <text:p text:style-name="P90">Travaux dirigé :</text:p>
            <text:p text:style-name="P26"><text:span text:style-name="T18"><text:s text:c="8"/></text:span><text:span text:style-name="T22">- Réalisation d’un mini projet</text:span></text:p>
            <text:p text:style-name="P20"/>
          </table:table-cell>
        </table:table-row>
      </table:table>
      <text:p text:style-name="P116"/>
      <text:p text:style-name="P67">Jour 15 <text:span text:style-name="T29">- 23/05/2018</text:span>:</text:p>
      <text:p text:style-name="P11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01">Développer dans un langage objet</text:p>
            <text:p text:style-name="P39">Connaissance d’un IDE</text:p>
            <text:p text:style-name="P50">Programmer l’accès aux données, la modification, l’insertion et la suppression</text:p>
            <text:p text:style-name="P39">Connaissance du langage SQL</text:p>
          </table:table-cell>
          <table:table-cell table:style-name="Tableau15.B1" office:value-type="string">
            <text:p text:style-name="P90">Travaux dirigé :</text:p>
            <text:p text:style-name="P26"><text:span text:style-name="T18"><text:s text:c="8"/></text:span><text:span text:style-name="T22">- Réalisation d’un mini projet</text:span></text:p>
            <text:p text:style-name="P20"/>
          </table:table-cell>
        </table:table-row>
      </table:table>
      <text:p text:style-name="P116"/>
      <text:p text:style-name="P67">Jour 16 <text:span text:style-name="T30">- 28/05/2018</text:span>:</text:p>
      <text:p text:style-name="P12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02">Développer dans un langage objet</text:p>
            <text:p text:style-name="P40">Connaissance d’un IDE</text:p>
            <text:p text:style-name="P50">Utiliser des bibliothèques existantes</text:p>
            <text:p text:style-name="P50">Programmer l’accès aux données, la modification, l’insertion et la suppression</text:p>
          </table:table-cell>
          <table:table-cell table:style-name="Tableau16.B1" office:value-type="string">
            <text:p text:style-name="P93">Decouvrir a silex</text:p>
            <text:p text:style-name="P88"/>
            <text:p text:style-name="P83"/>
          </table:table-cell>
        </table:table-row>
      </table:table>
      <text:p text:style-name="P117"/>
      <text:p text:style-name="P67">Jour 17 <text:span text:style-name="T30">- 30/05/2018</text:span>:</text:p>
      <text:p text:style-name="P71"><text:soft-page-break/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02">Développer dans un langage objet</text:p>
            <text:p text:style-name="P40">Connaissance d’un IDE</text:p>
            <text:p text:style-name="P50">Utiliser des bibliothèques existantes</text:p>
            <text:p text:style-name="P50">Programmer l’accès aux données, la modification, l’insertion et la suppression</text:p>
          </table:table-cell>
          <table:table-cell table:style-name="Tableau17.B1" office:value-type="string">
            <text:p text:style-name="P93">Découvrir Doctrine</text:p>
            <text:p text:style-name="P88"/>
            <text:p text:style-name="P83"/>
          </table:table-cell>
        </table:table-row>
      </table:table>
      <text:p text:style-name="P71"/>
      <text:p text:style-name="P71">Jour 18 <text:span text:style-name="T31">- 04/06/2018</text:span>:</text:p>
      <text:p text:style-name="P72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1">Développer dans un langage objet</text:p>
            <text:p text:style-name="P41">Connaissance d’un IDE</text:p>
            <text:p text:style-name="P51">Utiliser des bibliothèques existantes</text:p>
            <text:p text:style-name="P51">Programmer l’accès aux données, la modification, l’insertion et la suppression</text:p>
          </table:table-cell>
          <table:table-cell table:style-name="Tableau18.B1" office:value-type="string">
            <text:p text:style-name="P94">Découvrir Doctrine</text:p>
            <text:p text:style-name="P89"/>
            <text:p text:style-name="P84"/>
          </table:table-cell>
        </table:table-row>
      </table:table>
      <text:p text:style-name="P72"/>
      <text:p text:style-name="P71">Jour 19 <text:span text:style-name="T31">- 05/06/2018</text:span>:</text:p>
      <text:p text:style-name="P72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1">Développer dans un langage objet</text:p>
            <text:p text:style-name="P41">Connaissance d’un IDE</text:p>
            <text:p text:style-name="P51">Utiliser des bibliothèques existantes</text:p>
            <text:p text:style-name="P51">Programmer l’accès aux données, la modification, l’insertion et la suppression</text:p>
          </table:table-cell>
          <table:table-cell table:style-name="Tableau19.B1" office:value-type="string">
            <text:p text:style-name="P94">Découvrir Doctrine</text:p>
            <text:p text:style-name="P89"/>
            <text:p text:style-name="P84"/>
          </table:table-cell>
        </table:table-row>
      </table:table>
      <text:p text:style-name="P72"><text:line-break/>Jour 20 <text:span text:style-name="T32">- 11/06/2018</text:span>:</text:p>
      <text:p text:style-name="P13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1">Développer dans un langage objet</text:p>
            <text:p text:style-name="P41">Connaissance d’un IDE</text:p>
            <text:p text:style-name="P1"/>
          </table:table-cell>
          <table:table-cell table:style-name="Tableau20.B1" office:value-type="string">
            <text:p text:style-name="P29"><text:span text:style-name="T18">D</text:span><text:span text:style-name="T23">é</text:span><text:span text:style-name="T18">couvrir a Symfony</text:span></text:p>
            <text:p text:style-name="P89"/>
            <text:p text:style-name="P84"/>
          </table:table-cell>
        </table:table-row>
      </table:table>
      <text:p text:style-name="P72"><text:line-break/>Jour 21 <text:span text:style-name="T32">- 15/06/2018</text:span>:</text:p>
      <text:p text:style-name="P1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04">Développer dans un langage objet</text:p>
            <text:p text:style-name="P42"><text:soft-page-break/>Connaissance d’un IDE</text:p>
            <text:p text:style-name="P2"/>
          </table:table-cell>
          <table:table-cell table:style-name="Tableau21.B1" office:value-type="string">
            <text:p text:style-name="P29"><text:span text:style-name="T18">D</text:span><text:span text:style-name="T23">é</text:span><text:span text:style-name="T18">couvrir a Symfony</text:span></text:p>
            <text:p text:style-name="P89"/>
            <text:p text:style-name="P21"/>
          </table:table-cell>
        </table:table-row>
      </table:table>
      <text:p text:style-name="P118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04">Développer dans un langage objet</text:p>
            <text:p text:style-name="P42">Connaissance d’un IDE</text:p>
            <text:p text:style-name="P14"/>
            <text:p text:style-name="P42">Connaissance du langage SQL</text:p>
          </table:table-cell>
          <table:table-cell table:style-name="Tableau24.B1" office:value-type="string">
            <text:p text:style-name="P91">Travaux dirigé :</text:p>
            <text:p text:style-name="P27"><text:span text:style-name="T18"><text:s text:c="8"/></text:span><text:span text:style-name="T22">- Réalisation d’un mini projet</text:span></text:p>
            <text:p text:style-name="P22"/>
          </table:table-cell>
        </table:table-row>
      </table:table>
      <text:p text:style-name="P73">Jour 22 <text:span text:style-name="T33">- 19/06/2016</text:span>:</text:p>
      <text:p text:style-name="P13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04">Développer dans un langage objet</text:p>
            <text:p text:style-name="P42">Connaissance d’un IDE</text:p>
            <text:p text:style-name="P14"/>
            <text:p text:style-name="P42">Connaissance du langage SQL</text:p>
          </table:table-cell>
          <table:table-cell table:style-name="Tableau22.B1" office:value-type="string">
            <text:p text:style-name="P91">Travaux dirigé :</text:p>
            <text:p text:style-name="P27"><text:span text:style-name="T18"><text:s text:c="8"/></text:span><text:span text:style-name="T22">- Réalisation d’un mini projet</text:span></text:p>
          </table:table-cell>
        </table:table-row>
      </table:table>
      <text:p text:style-name="P48"><text:span text:style-name="T3"><text:line-break/>Jour 2</text:span><text:span text:style-name="T15">3</text:span><text:span text:style-name="T3"> </text:span><text:span text:style-name="T16">- 21/06/2016</text:span><text:span text:style-name="T3">:</text:span></text:p>
      <text:p text:style-name="P13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1">Réaliser un jeu de test unitaire</text:p>
            <text:p text:style-name="P55">Documenter les composants</text:p>
            <text:p text:style-name="P52">Développer dans un langage objet</text:p>
            <text:p text:style-name="P43">Connaissance d’un IDE</text:p>
          </table:table-cell>
          <table:table-cell table:style-name="Tableau23.B1" office:value-type="string">
            <text:p text:style-name="P30"><text:span text:style-name="T18">D</text:span><text:span text:style-name="T24">é</text:span><text:span text:style-name="T18">couverte de php</text:span><text:span text:style-name="T24">unit</text:span></text:p>
            <text:p text:style-name="P31"><text:span text:style-name="T24">D</text:span><text:span text:style-name="T18">écouverte de PHPDOC</text:span></text:p>
            <text:p text:style-name="P21"/>
          </table:table-cell>
        </table:table-row>
      </table:table>
      <text:p text:style-name="P119"/>
      <text:p text:style-name="P68">Jour 2<text:span text:style-name="T34">4</text:span> <text:span text:style-name="T33">- 22/06/2016</text:span>:</text:p>
      <text:p text:style-name="P15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52">Développer dans un langage objet</text:p>
            <text:p text:style-name="P43">Connaissance d’un IDE</text:p>
            <text:p text:style-name="P52">Réaliser un jeu de test unitaire</text:p>
            <text:p text:style-name="P56">Documenter les composants</text:p>
            <text:p text:style-name="P43"/>
          </table:table-cell>
          <table:table-cell table:style-name="Tableau25.B1" office:value-type="string">
            <text:p text:style-name="P92">Travaux dirigé :</text:p>
            <text:p text:style-name="P28"><text:span text:style-name="T18"><text:s text:c="8"/></text:span><text:span text:style-name="T22">- </text:span><text:span text:style-name="T25">Documentation et réalisation des tests du dernier</text:span><text:span text:style-name="T22"> mini projet</text:span></text:p>
          </table:table-cell>
        </table:table-row>
      </table:table>
      <text:p text:style-name="P120"/>
      <text:p text:style-name="P120"/>
      <text:p text:style-name="P120"/>
      <text:p text:style-name="P120"/>
      <text:p text:style-name="P68">Jour 2<text:span text:style-name="T34">5</text:span> <text:span text:style-name="T33">- 25/06/2016</text:span>:</text:p>
      <table:table table:name="Tableau26" table:style-name="Tableau26">
        <table:table-column table:style-name="Tableau26.A"/>
        <table:table-column table:style-name="Tableau26.B"/>
        <text:soft-page-break/>
        <table:table-row>
          <table:table-cell table:style-name="Tableau26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26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68"/>
      <text:p text:style-name="P69">Jour 2<text:span text:style-name="T34">4</text:span> <text:span text:style-name="T33">- 02/07/2016</text:span>:</text:p>
      <text:p text:style-name="P16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27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74"/>
      <text:p text:style-name="P74"/>
      <text:p text:style-name="P69"><text:soft-page-break/>Jour 2<text:span text:style-name="T34">6</text:span> <text:span text:style-name="T33">- 05/07/2016</text:span>:</text:p>
      <text:p text:style-name="P16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28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74"/>
      <text:p text:style-name="P69">Jour 2<text:span text:style-name="T35">7</text:span> <text:span text:style-name="T33">- 12/07/2016</text:span>:</text:p>
      <text:p text:style-name="P16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29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74"/>
      <text:p text:style-name="P70"><text:soft-page-break/>Jour 2<text:span text:style-name="T35">8</text:span> <text:span text:style-name="T33">- 13/07/2016</text:span>:</text:p>
      <text:p text:style-name="P16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30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74"/>
      <text:p text:style-name="P70">Jour 2<text:span text:style-name="T35">8</text:span> <text:span text:style-name="T33">- 11/09/2016</text:span>:</text:p>
      <text:p text:style-name="P16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44">Connaissance du langage SQL</text:p>
            <text:p text:style-name="P44">Connaissance d’un IDE</text:p>
            <text:p text:style-name="P46">Connaissance des modèles de conception relatif a l’accès aux données</text:p>
            <text:p text:style-name="P46">Connaissance concernant le concept d’intégrité de donnée et de transaction</text:p>
            <text:p text:style-name="P46">Connaissance concernant la connexion à une base de donnée avec un middleware</text:p>
            <text:p text:style-name="P53">Développer dans un langage objet</text:p>
            <text:p text:style-name="P53">Utiliser des bibliothèques existantes</text:p>
            <text:p text:style-name="P53">Programmer l’accès aux données, la modification, l’insertion et la suppression</text:p>
            <text:p text:style-name="P53">Réaliser un jeu de test unitaire</text:p>
            <text:p text:style-name="P57">Documenter les composants</text:p>
          </table:table-cell>
          <table:table-cell table:style-name="Tableau31.B1" office:value-type="string">
            <text:p text:style-name="P76"><text:span text:style-name="T37">Réalisation</text:span> d’un projet de fin de formation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55:24.412926961</meta:creation-date>
    <dc:date>2018-03-07T09:30:11.147939842</dc:date>
    <meta:editing-duration>PT38M49S</meta:editing-duration>
    <meta:editing-cycles>60</meta:editing-cycles>
    <meta:generator>LibreOffice/5.1.6.2$Linux_x86 LibreOffice_project/10m0$Build-2</meta:generator>
    <meta:document-statistic meta:table-count="31" meta:image-count="0" meta:object-count="0" meta:page-count="9" meta:paragraph-count="240" meta:word-count="1190" meta:character-count="7953" meta:non-whitespace-character-count="6838"/>
  </office:meta>
</office:document-meta>
</file>